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0pt" style:font-size-asian="10pt" style:font-size-complex="10pt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text-properties style:font-name="Liberation Serif" fo:font-size="10pt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0pt" style:font-size-asian="10pt" style:font-size-complex="10pt"/>
    </style:style>
    <style:style style:name="P5" style:family="paragraph" style:parent-style-name="Text_20_body" style:list-style-name="L1">
      <style:text-properties style:font-name="Liberation Serif" fo:font-size="10pt" style:font-size-asian="10pt" style:font-size-complex="1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SQL:</text:p>
      <text:list xml:id="list680901202" text:style-name="L1">
        <text:list-item>
          <text:p text:style-name="P4">MySQL is an open-source relational database management system (RDBMS) known for its scalability, reliability, and ease of use.</text:p>
        </text:list-item>
        <text:list-item>
          <text:p text:style-name="P4">Key Concepts:</text:p>
          <text:list>
            <text:list-item>
              <text:p text:style-name="P4">Database: Organized collection of data stored in tables.</text:p>
            </text:list-item>
            <text:list-item>
              <text:p text:style-name="P4">Tables: Structured sets of data consisting of rows (records) and columns (fields).</text:p>
            </text:list-item>
            <text:list-item>
              <text:p text:style-name="P4">SQL (Structured Query Language): Language used to interact with and manipulate databases.</text:p>
            </text:list-item>
            <text:list-item>
              <text:p text:style-name="P4">Data Types: Define the type of data that can be stored in columns (e.g., INT, VARCHAR, DATE).</text:p>
            </text:list-item>
            <text:list-item>
              <text:p text:style-name="P4">Primary Key: Unique identifier for each row in a table.</text:p>
            </text:list-item>
            <text:list-item>
              <text:p text:style-name="P4">Foreign Key: Establishes a relationship between two tables.</text:p>
            </text:list-item>
            <text:list-item>
              <text:p text:style-name="P4">Indexes: Improve the performance of queries by creating indexes on specific columns.</text:p>
            </text:list-item>
          </text:list>
        </text:list-item>
        <text:list-item>
          <text:p text:style-name="P4">Basic SQL Statements:</text:p>
          <text:list>
            <text:list-item>
              <text:p text:style-name="P4">SELECT: Retrieve data from one or more tables based on specified conditions.</text:p>
            </text:list-item>
            <text:list-item>
              <text:p text:style-name="P4">INSERT: Add new records into a table.</text:p>
            </text:list-item>
            <text:list-item>
              <text:p text:style-name="P4">UPDATE: Modify existing records in a table.</text:p>
            </text:list-item>
            <text:list-item>
              <text:p text:style-name="P4">DELETE: Remove records from a table.</text:p>
            </text:list-item>
          </text:list>
        </text:list-item>
        <text:list-item>
          <text:p text:style-name="P4">Data Retrieval:</text:p>
          <text:list>
            <text:list-item>
              <text:p text:style-name="P4">Use the SELECT statement with optional clauses like WHERE, ORDER BY, LIMIT, and JOIN to retrieve specific data.</text:p>
            </text:list-item>
          </text:list>
        </text:list-item>
        <text:list-item>
          <text:p text:style-name="P4">Data Modification:</text:p>
          <text:list>
            <text:list-item>
              <text:p text:style-name="P4">Use the INSERT statement to add new records into a table.</text:p>
            </text:list-item>
            <text:list-item>
              <text:p text:style-name="P4">Use the UPDATE statement to modify existing records in a table.</text:p>
            </text:list-item>
            <text:list-item>
              <text:p text:style-name="P4">Use the DELETE statement to remove records from a table.</text:p>
            </text:list-item>
          </text:list>
        </text:list-item>
        <text:list-item>
          <text:p text:style-name="P4">Joins:</text:p>
          <text:list>
            <text:list-item>
              <text:p text:style-name="P4">Combine rows from two or more tables based on related columns using INNER JOIN, LEFT JOIN, RIGHT JOIN, or FULL JOIN.</text:p>
            </text:list-item>
          </text:list>
        </text:list-item>
        <text:list-item>
          <text:p text:style-name="P4">Aggregate Functions:</text:p>
          <text:list>
            <text:list-item>
              <text:p text:style-name="P4">Perform calculations on sets of values and return a single value (e.g., SUM, AVG, COUNT, MAX, MIN).</text:p>
            </text:list-item>
          </text:list>
        </text:list-item>
        <text:list-item>
          <text:p text:style-name="P4">Data Filtering and Sorting:</text:p>
          <text:list>
            <text:list-item>
              <text:p text:style-name="P4">Use the WHERE clause to filter records based on specified conditions.</text:p>
            </text:list-item>
            <text:list-item>
              <text:p text:style-name="P4">Use the ORDER BY clause to sort the result set in ascending or descending order.</text:p>
            </text:list-item>
          </text:list>
        </text:list-item>
        <text:list-item>
          <text:p text:style-name="P4">Grouping and Aggregation:</text:p>
          <text:list>
            <text:list-item>
              <text:p text:style-name="P4">Use the GROUP BY clause to group rows based on specific columns.</text:p>
            </text:list-item>
            <text:list-item>
              <text:p text:style-name="P4">Use aggregate functions with GROUP BY to calculate summaries for each group.</text:p>
            </text:list-item>
          </text:list>
        </text:list-item>
        <text:list-item>
          <text:p text:style-name="P4">Indexes:</text:p>
          <text:list>
            <text:list-item>
              <text:p text:style-name="P4">Improve query performance by creating indexes on columns frequently used in search conditions.</text:p>
            </text:list-item>
            <text:list-item>
              <text:p text:style-name="P4">Use the CREATE INDEX statement to create indexes.</text:p>
            </text:list-item>
          </text:list>
        </text:list-item>
        <text:list-item>
          <text:p text:style-name="P4">Transactions:</text:p>
          <text:list>
            <text:list-item>
              <text:p text:style-name="P4">Use transactions to ensure the integrity and consistency of data when executing multiple database operations.</text:p>
            </text:list-item>
            <text:list-item>
              <text:p text:style-name="P4">Use the BEGIN, COMMIT, and ROLLBACK statements to control transactions.</text:p>
            </text:list-item>
          </text:list>
        </text:list-item>
        <text:list-item>
          <text:p text:style-name="P4">Resources for Learning:</text:p>
          <text:list>
            <text:list-item>
              <text:p text:style-name="P2"><text:span text:style-name="T2">Official MySQL documentation: </text:span><text:a xlink:type="simple" xlink:href="https://dev.mysql.com/doc/" office:target-frame-name="_new" xlink:show="replace" text:style-name="Internet_20_link" text:visited-style-name="Visited_20_Internet_20_Link"><text:span text:style-name="T2">https://dev.mysql.com/doc/</text:span></text:a></text:p>
            </text:list-item>
            <text:list-item>
              <text:p text:style-name="P4">SQL tutorials and resources: W3Schools, SQLZoo, Mode Analytics, etc.</text:p>
            </text:list-item>
            <text:list-item>
              <text:p text:style-name="P4">Online courses on MySQL: Udemy, Coursera, LinkedIn Learning, etc.</text:p>
            </text:list-item>
            <text:list-item>
              <text:p text:style-name="P5">MySQL Cheat Sheet: Download a printable cheat sheet for quick reference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50:17.507448193</meta:creation-date>
    <dc:date>2023-07-11T15:50:35.044538485</dc:date>
    <meta:editing-duration>PT18S</meta:editing-duration>
    <meta:editing-cycles>1</meta:editing-cycles>
    <meta:document-statistic meta:table-count="0" meta:image-count="0" meta:object-count="0" meta:page-count="1" meta:paragraph-count="42" meta:word-count="412" meta:character-count="2447" meta:non-whitespace-character-count="2118"/>
    <meta:generator>LibreOffice/7.3.7.2$Linux_X86_64 LibreOffice_project/30$Build-2</meta:generator>
  </office:meta>
</office:document-meta>
</file>